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6cm"/>
    </style:style>
    <style:style style:name="co2" style:family="table-column">
      <style:table-column-properties fo:break-before="auto" style:column-width="7.137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5.583cm"/>
    </style:style>
    <style:style style:name="co7" style:family="table-column">
      <style:table-column-properties fo:break-before="auto" style:column-width="9.21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abeça</text:p>
          </table:table-cell>
          <table:table-cell table:style-name="ce1" office:value-type="string">
            <text:p>Pescoço</text:p>
          </table:table-cell>
          <table:table-cell table:style-name="ce1" office:value-type="string">
            <text:p>Tronco</text:p>
          </table:table-cell>
          <table:table-cell table:style-name="ce1" office:value-type="string">
            <text:p>Membros</text:p>
          </table:table-cell>
          <table:table-cell table:style-name="ce1" office:value-type="string">
            <text:p>Patas</text:p>
          </table:table-cell>
          <table:table-cell table:style-name="ce1" office:value-type="string">
            <text:p>Cauda</text:p>
          </table:table-cell>
          <table:table-cell table:style-name="ce1" office:value-type="string">
            <text:p>Fonte</text:p>
          </table:table-cell>
        </table:table-row>
        <table:table-row table:style-name="ro1">
          <table:table-cell office:value-type="string">
            <text:p>KRP_BRI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BRI_00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BRI_003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BRI_004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BRI_005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Circular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BRI_006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Circular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BRI_007</text:p>
          </table:table-cell>
          <table:table-cell office:value-type="string">
            <text:p>Arredondada com concavidade e chifres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BRI_008</text:p>
          </table:table-cell>
          <table:table-cell office:value-type="string">
            <text:p>Arredondada com concavidade e chifres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BRI_009</text:p>
          </table:table-cell>
          <table:table-cell office:value-type="string">
            <text:p>NA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01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curt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02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curt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03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curt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04</text:p>
          </table:table-cell>
          <table:table-cell office:value-type="string">
            <text:p>Arredondada com chifres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curt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05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curt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06</text:p>
          </table:table-cell>
          <table:table-cell office:value-type="string">
            <text:p>NA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07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08</text:p>
          </table:table-cell>
          <table:table-cell office:value-type="string">
            <text:p>Arredondada com concavidade e chifres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09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10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1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1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13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14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15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16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RNA_017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CB4_001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Artiodáctila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CB4_002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table:number-columns-repeated="2"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CB4_003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table:number-columns-repeated="2"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CB4_004</text:p>
          </table:table-cell>
          <table:table-cell office:value-type="string">
            <text:p>Arredondad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table:number-columns-repeated="2"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CB4_005</text:p>
          </table:table-cell>
          <table:table-cell office:value-type="string">
            <text:p>Circular</text:p>
          </table:table-cell>
          <table:table-cell office:value-type="string">
            <text:p>N.R.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CB4_006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long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CGA_001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LMR_001</text:p>
          </table:table-cell>
          <table:table-cell office:value-type="string">
            <text:p>Circular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JR2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Circular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PDV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PDV_002</text:p>
          </table:table-cell>
          <table:table-cell office:value-type="string">
            <text:p>Arredondada com concavidade e chifres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PDS_001</text:p>
          </table:table-cell>
          <table:table-cell office:value-type="string">
            <text:p>Circular com língua</text:p>
          </table:table-cell>
          <table:table-cell office:value-type="string">
            <text:p>N.R.</text:p>
          </table:table-cell>
          <table:table-cell office:value-type="string">
            <text:p>Circular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EDJ_001</text:p>
          </table:table-cell>
          <table:table-cell table:number-columns-repeated="2" office:value-type="string">
            <text:p>N.R.</text:p>
          </table:table-cell>
          <table:table-cell office:value-type="string">
            <text:p>Arredondado</text:p>
          </table:table-cell>
          <table:table-cell office:value-type="string">
            <text:p>24</text:p>
          </table:table-cell>
          <table:table-cell office:value-type="string">
            <text:p>Linha</text:p>
          </table:table-cell>
          <table:table-cell office:value-type="string">
            <text:p>N.R.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SC1_001</text:p>
          </table:table-cell>
          <table:table-cell office:value-type="string">
            <text:p>Circular</text:p>
          </table:table-cell>
          <table:table-cell office:value-type="string">
            <text:p>N.R.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Pentadáctila</text:p>
          </table:table-cell>
          <table:table-cell office:value-type="string">
            <text:p>Linha long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PDF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curt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PDF_002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curt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PDF_003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curt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KRP_CD1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  <table:table-cell office:value-type="string">
            <text:p>Laboratório de Arqueologia Brasileira (NDIHR/UFPB)</text:p>
          </table:table-cell>
        </table:table-row>
        <table:table-row table:style-name="ro1">
          <table:table-cell office:value-type="string">
            <text:p>MXT_FSB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redondada com concavidade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FSB_002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redondada com concavidade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FSB_003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redondada com concavidade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FSB_004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redondada com concavidade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FMG_001</text:p>
          </table:table-cell>
          <table:table-cell office:value-type="string">
            <text:p>Retangular</text:p>
          </table:table-cell>
          <table:table-cell office:value-type="string">
            <text:p>N.R.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Tetradáctila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FMG_002</text:p>
          </table:table-cell>
          <table:table-cell office:value-type="string">
            <text:p>NA</text:p>
          </table:table-cell>
          <table:table-cell office:value-type="string">
            <text:p>N.R.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FDM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FDM_00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FDM_003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FDV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FDV_00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FDV_003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FDV_004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FDV_005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FDV_006</text:p>
          </table:table-cell>
          <table:table-cell office:value-type="string">
            <text:p>Arredondada com concavidade e chifres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FDV_007</text:p>
          </table:table-cell>
          <table:table-cell office:value-type="string">
            <text:p>Arredondada com concavidade e chifres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LDC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Linhas longas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LDC_002</text:p>
          </table:table-cell>
          <table:table-cell office:value-type="string">
            <text:p>Retangular</text:p>
          </table:table-cell>
          <table:table-cell office:value-type="string">
            <text:p>N.R.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N.R.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LCZ_001</text:p>
          </table:table-cell>
          <table:table-cell table:number-columns-repeated="2" office:value-type="string">
            <text:p>N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LCZ_002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LCZ_003</text:p>
          </table:table-cell>
          <table:table-cell office:value-type="string">
            <text:p>Arredondada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LCZ_004</text:p>
          </table:table-cell>
          <table:table-cell office:value-type="string">
            <text:p>Arredondada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LCZ_005</text:p>
          </table:table-cell>
          <table:table-cell office:value-type="string">
            <text:p>Arredondada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LCZ_006</text:p>
          </table:table-cell>
          <table:table-cell office:value-type="string">
            <text:p>Arredondada com chifres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DE_001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DE_00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DE_003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DE_004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DE_005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DE_006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DE_007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DE_008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DE_009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DE_010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DE_01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Retangular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DE_012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DE_013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DE_014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curt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DE_015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Retangular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VO_001</text:p>
          </table:table-cell>
          <table:table-cell office:value-type="string">
            <text:p>Arredondada com chifres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SVO_002</text:p>
          </table:table-cell>
          <table:table-cell office:value-type="string">
            <text:p>NA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Artiodáctila</text:p>
          </table:table-cell>
          <table:table-cell office:value-type="string">
            <text:p>Linha curt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TU1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Linhas longas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TU1_002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Linhas longas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TU1_003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Bípede</text:p>
          </table:table-cell>
          <table:table-cell office:value-type="string">
            <text:p>Tridáctila</text:p>
          </table:table-cell>
          <table:table-cell office:value-type="string">
            <text:p>Linhas longas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TU1_004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TDG_001</text:p>
          </table:table-cell>
          <table:table-cell office:value-type="string">
            <text:p>Arredondada com concavidade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TDG_002</text:p>
          </table:table-cell>
          <table:table-cell office:value-type="string">
            <text:p>Arredondada com concavidade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table:number-columns-repeated="2" office:value-type="string">
            <text:p>N.R.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TGR_001</text:p>
          </table:table-cell>
          <table:table-cell office:value-type="string">
            <text:p>Arredondada</text:p>
          </table:table-cell>
          <table:table-cell office:value-type="string">
            <text:p>N.R.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TGR_002</text:p>
          </table:table-cell>
          <table:table-cell office:value-type="string">
            <text:p>Arredondada</text:p>
          </table:table-cell>
          <table:table-cell office:value-type="string">
            <text:p>N.R.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Tridáctila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TGR_003</text:p>
          </table:table-cell>
          <table:table-cell table:number-columns-repeated="2" office:value-type="string">
            <text:p>N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TGR_004</text:p>
          </table:table-cell>
          <table:table-cell office:value-type="string">
            <text:p>NA</text:p>
          </table:table-cell>
          <table:table-cell office:value-type="string">
            <text:p>Linha alongada</text:p>
          </table:table-cell>
          <table:table-cell office:value-type="string">
            <text:p>Arredondado</text:p>
          </table:table-cell>
          <table:table-cell office:value-type="string">
            <text:p>2 - Bípede</text:p>
          </table:table-cell>
          <table:table-cell office:value-type="string">
            <text:p>Tridáctila</text:p>
          </table:table-cell>
          <table:table-cell office:value-type="string">
            <text:p>N.R.</text:p>
          </table:table-cell>
          <table:table-cell office:value-type="string">
            <text:p>Laboratório de Grafismos Rupestres (UFPE)</text:p>
          </table:table-cell>
        </table:table-row>
        <table:table-row table:style-name="ro1">
          <table:table-cell office:value-type="string">
            <text:p>MXT_LDP_001</text:p>
          </table:table-cell>
          <table:table-cell office:value-type="string">
            <text:p>Circular</text:p>
          </table:table-cell>
          <table:table-cell office:value-type="string">
            <text:p>Linha curta</text:p>
          </table:table-cell>
          <table:table-cell office:value-type="string">
            <text:p>Arredondado</text:p>
          </table:table-cell>
          <table:table-cell office:value-type="string">
            <text:p>4 - Quadrúpede</text:p>
          </table:table-cell>
          <table:table-cell office:value-type="string">
            <text:p>Circular</text:p>
          </table:table-cell>
          <table:table-cell office:value-type="string">
            <text:p>Linha longa</text:p>
          </table:table-cell>
          <table:table-cell office:value-type="string">
            <text:p>Laboratório de Grafismos Rupestres (UFPE)</text:p>
          </table:table-cell>
        </table:table-row>
      </table:table>
      <table:table table:name="Planilha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number number:decimal-places="0" number:min-integer-digits="1" number:grouping="true"/>
      <number:text> </number:text>
    </number:number-style>
    <number:number-style style:name="N115P1" style:volatile="true">
      <number:text>-R$ </number:text>
      <number:number number:decimal-places="0" number:min-integer-digits="1" number:grouping="true"/>
      <number:text> </number:text>
    </number:number-style>
    <number:number-style style:name="N115P2" style:volatile="true">
      <number:text> R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2" number:min-integer-digits="1" number:grouping="true"/>
      <number:text> </number:text>
    </number:number-style>
    <number:number-style style:name="N117P1" style:volatile="true">
      <number:text>-R$ </number:text>
      <number:number number:decimal-places="2" number:min-integer-digits="1" number:grouping="true"/>
      <number:text> </number:text>
    </number:number-style>
    <number:number-style style:name="N117P2" style:volatile="true">
      <number:text> R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9">09/10/2022</text:date>, <text:time>14:47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Fonseca</meta:initial-creator>
    <meta:creation-date>2022-10-09T14:45:55.12</meta:creation-date>
    <dc:date>2022-10-09T14:47:08.59</dc:date>
    <dc:creator>Thiago Fonseca</dc:creator>
    <meta:editing-duration>PT1M14S</meta:editing-duration>
    <meta:editing-cycles>1</meta:editing-cycles>
    <meta:document-statistic meta:table-count="3" meta:cell-count="776" meta:object-count="0"/>
    <meta:generator>OpenOffice/4.1.13$Win32 OpenOffice.org_project/4113m1$Build-9810</meta:generator>
  </office:meta>
</office:document-meta>
</file>